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1319in"/>
    </style:style>
    <style:style style:name="co2" style:family="table-column">
      <style:table-column-properties fo:break-before="auto" style:column-width="1.5429in"/>
    </style:style>
    <style:style style:name="co3" style:family="table-column">
      <style:table-column-properties fo:break-before="auto" style:column-width="1.113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Mini Hematology Lab - Bill of Materials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at#</text:p>
          </table:table-cell>
          <table:table-cell table:style-name="ce2" office:value-type="string" calcext:value-type="string">
            <text:p>Unit cost (EUR)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ubtotal (EUR)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PLA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10" calcext:value-type="float">
            <text:p>10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4]*[.E4]" office:value-type="float" office:value="10" calcext:value-type="float">
            <text:p>10.00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3x25mm Hex head - Inox</text:p>
          </table:table-cell>
          <table:table-cell table:style-name="ce4" office:value-type="string" calcext:value-type="string">
            <text:p><text:a xlink:href="http://rvspaleis.nl/" xlink:type="simple">rvspaleis.nl</text:a></text:p>
          </table:table-cell>
          <table:table-cell table:style-name="ce8" office:value-type="string" calcext:value-type="string">
            <text:p>933-2-3x25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2" calcext:value-type="float">
            <text:p>2</text:p>
          </table:table-cell>
          <table:table-cell table:style-name="ce10" table:formula="of:=[.D5]*[.E5]" office:value-type="float" office:value="0.32" calcext:value-type="float">
            <text:p>0.32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3 Hex nut - Inox</text:p>
          </table:table-cell>
          <table:table-cell table:style-name="ce4" office:value-type="string" calcext:value-type="string">
            <text:p><text:a xlink:href="http://rvspaleis.nl/" xlink:type="simple">rvspaleis.nl</text:a></text:p>
          </table:table-cell>
          <table:table-cell table:style-name="ce8" office:value-type="string" calcext:value-type="string">
            <text:p>934-2-3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10" table:formula="of:=[.D6]*[.E6]" office:value-type="float" office:value="0.64" calcext:value-type="float">
            <text:p>0.64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3x8mm Cap head - Inox</text:p>
          </table:table-cell>
          <table:table-cell table:style-name="ce4" office:value-type="string" calcext:value-type="string">
            <text:p><text:a xlink:href="http://rvspaleis.nl/" xlink:type="simple">rvspaleis.nl</text:a></text:p>
          </table:table-cell>
          <table:table-cell table:style-name="ce8" office:value-type="string" calcext:value-type="string">
            <text:p>912-2-3x8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8" calcext:value-type="float">
            <text:p>8</text:p>
          </table:table-cell>
          <table:table-cell table:style-name="ce10" table:formula="of:=[.D7]*[.E7]" office:value-type="float" office:value="1.28" calcext:value-type="float">
            <text:p>1.28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3 Washer - Inox</text:p>
          </table:table-cell>
          <table:table-cell table:style-name="ce4" office:value-type="string" calcext:value-type="string">
            <text:p><text:a xlink:href="http://rvspaleis.nl/" xlink:type="simple">rvspaleis.nl</text:a></text:p>
          </table:table-cell>
          <table:table-cell table:style-name="ce8" office:value-type="string" calcext:value-type="string">
            <text:p>125-2-3_250</text:p>
          </table:table-cell>
          <table:table-cell table:style-name="ce9" office:value-type="float" office:value="0.01" calcext:value-type="float">
            <text:p>0.01</text:p>
          </table:table-cell>
          <table:table-cell table:style-name="ce3" office:value-type="float" office:value="16" calcext:value-type="float">
            <text:p>16</text:p>
          </table:table-cell>
          <table:table-cell table:style-name="ce10" table:formula="of:=[.D8]*[.E8]" office:value-type="float" office:value="0.16" calcext:value-type="float">
            <text:p>0.1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4x6mm Cap head - Inox</text:p>
          </table:table-cell>
          <table:table-cell table:style-name="ce4" office:value-type="string" calcext:value-type="string">
            <text:p><text:a xlink:href="http://rvspaleis.nl/" xlink:type="simple">rvspaleis.nl</text:a></text:p>
          </table:table-cell>
          <table:table-cell table:style-name="ce8" office:value-type="string" calcext:value-type="string">
            <text:p>7985-2-4x6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18" calcext:value-type="float">
            <text:p>18</text:p>
          </table:table-cell>
          <table:table-cell table:style-name="ce10" table:formula="of:=[.D9]*[.E9]" office:value-type="float" office:value="2.88" calcext:value-type="float">
            <text:p>2.88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4 Hex nut - Inox</text:p>
          </table:table-cell>
          <table:table-cell table:style-name="ce4" office:value-type="string" calcext:value-type="string">
            <text:p><text:a xlink:href="http://rvspaleis.nl/" xlink:type="simple">rvspaleis.nl</text:a></text:p>
          </table:table-cell>
          <table:table-cell table:style-name="ce8" office:value-type="string" calcext:value-type="string">
            <text:p>0934-2-4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10" table:formula="of:=[.D10]*[.E10]" office:value-type="float" office:value="0.64" calcext:value-type="float">
            <text:p>0.64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2x6mm Button head - Inox</text:p>
          </table:table-cell>
          <table:table-cell table:style-name="ce4" office:value-type="string" calcext:value-type="string">
            <text:p><text:a xlink:href="http://rvspaleis.nl/" xlink:type="simple">rvspaleis.nl</text:a></text:p>
          </table:table-cell>
          <table:table-cell table:style-name="ce8" office:value-type="string" calcext:value-type="string">
            <text:p>7985-2-2x6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4" calcext:value-type="float">
            <text:p>4</text:p>
          </table:table-cell>
          <table:table-cell table:style-name="ce10" table:formula="of:=[.D11]*[.E11]" office:value-type="float" office:value="0.64" calcext:value-type="float">
            <text:p>0.6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Viton o-ring 30x2mm - FKM - FPM - Viton - 80 Shore A -Black</text:p>
          </table:table-cell>
          <table:table-cell table:style-name="ce3" office:value-type="string" calcext:value-type="string">
            <text:p>www.o-ring-stocks.eu</text:p>
          </table:table-cell>
          <table:table-cell table:style-name="ce8" office:value-type="string" calcext:value-type="string">
            <text:p>ORS23647</text:p>
          </table:table-cell>
          <table:table-cell table:style-name="ce9" office:value-type="float" office:value="0.47" calcext:value-type="float">
            <text:p>0.47</text:p>
          </table:table-cell>
          <table:table-cell table:style-name="ce3" office:value-type="float" office:value="3" calcext:value-type="float">
            <text:p>3</text:p>
          </table:table-cell>
          <table:table-cell table:style-name="ce10" table:formula="of:=[.D12]*[.E12]" office:value-type="float" office:value="1.41" calcext:value-type="float">
            <text:p>1.4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D 5mm White (high brightness)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0.01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3]*[.E13]" office:value-type="float" office:value="0.01" calcext:value-type="float">
            <text:p>0.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tranded wire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2" calcext:value-type="float">
            <text:p>2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4]*[.E14]" office:value-type="float" office:value="2" calcext:value-type="float">
            <text:p>2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JST connector 2p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0.1" calcext:value-type="float">
            <text:p>0.1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5]*[.E15]" office:value-type="float" office:value="0.1" calcext:value-type="float">
            <text:p>0.10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Raspberry camera V2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111-5551</text:p>
          </table:table-cell>
          <table:table-cell table:style-name="ce9" office:value-type="float" office:value="25.13" calcext:value-type="float">
            <text:p>25.13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6]*[.E16]" office:value-type="float" office:value="25.13" calcext:value-type="float">
            <text:p>25.13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Raspberry Pi4B 8GB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182-2098</text:p>
          </table:table-cell>
          <table:table-cell table:style-name="ce9" office:value-type="float" office:value="81.99" calcext:value-type="float">
            <text:p>81.99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7]*[.E17]" office:value-type="float" office:value="81.99" calcext:value-type="float">
            <text:p>81.99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Raspberry touch display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899-7466</text:p>
          </table:table-cell>
          <table:table-cell table:style-name="ce9" office:value-type="float" office:value="68.33" calcext:value-type="float">
            <text:p>68.33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8]*[.E18]" office:value-type="float" office:value="68.33" calcext:value-type="float">
            <text:p>68.33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SD card 16GB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3.2" calcext:value-type="float">
            <text:p>3.2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19]*[.E19]" office:value-type="float" office:value="3.2" calcext:value-type="float">
            <text:p>3.2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icro stepper 28BYJ-48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table:formula="of:=13/5" office:value-type="float" office:value="2.6" calcext:value-type="float">
            <text:p>2.60</text:p>
          </table:table-cell>
          <table:table-cell table:style-name="ce3" office:value-type="float" office:value="3" calcext:value-type="float">
            <text:p>3</text:p>
          </table:table-cell>
          <table:table-cell table:style-name="ce10" table:formula="of:=[.D20]*[.E20]" office:value-type="float" office:value="7.8" calcext:value-type="float">
            <text:p>7.8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Arduino Nano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3.08" calcext:value-type="float">
            <text:p>3.08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1]*[.E21]" office:value-type="float" office:value="3.08" calcext:value-type="float">
            <text:p>3.0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LED lens D13mm FL5mm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0.28" calcext:value-type="float">
            <text:p>0.28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2]*[.E22]" office:value-type="float" office:value="0.28" calcext:value-type="float">
            <text:p>0.28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ouble cemented lens D12.7mm FL50mm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21" calcext:value-type="float">
            <text:p>21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3]*[.E23]" office:value-type="float" office:value="21" calcext:value-type="float">
            <text:p>21.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Microscope objective (160/60x)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29" calcext:value-type="float">
            <text:p>29.0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4]*[.E24]" office:value-type="float" office:value="29" calcext:value-type="float">
            <text:p>29.00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PCB motor controller (min order 3)</text:p>
          </table:table-cell>
          <table:table-cell table:style-name="ce4" office:value-type="string" calcext:value-type="string">
            <text:p><text:a xlink:href="http://aisler.net/" xlink:type="simple">aisler.net</text:a></text:p>
          </table:table-cell>
          <table:table-cell table:style-name="ce7"/>
          <table:table-cell table:style-name="ce9" office:value-type="float" office:value="8.96" calcext:value-type="float">
            <text:p>8.96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5]*[.E25]" office:value-type="float" office:value="8.96" calcext:value-type="float">
            <text:p>8.9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ASSMANN WSW 2.54mm Pitch Vertical 16 Way, Through Hole Stamped Pin Open Frame IC Dip Socket, 1A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674-2432</text:p>
          </table:table-cell>
          <table:table-cell table:style-name="ce9" office:value-type="float" office:value="0.281" calcext:value-type="float">
            <text:p>0.28</text:p>
          </table:table-cell>
          <table:table-cell table:style-name="ce3" office:value-type="float" office:value="2" calcext:value-type="float">
            <text:p>2</text:p>
          </table:table-cell>
          <table:table-cell table:style-name="ce10" table:formula="of:=[.D26]*[.E26]" office:value-type="float" office:value="0.562" calcext:value-type="float">
            <text:p>0.5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JST, XH, B5B, 5 Way, 1 Row, Straight PCB Heade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820-1560</text:p>
          </table:table-cell>
          <table:table-cell table:style-name="ce9" office:value-type="float" office:value="0.53" calcext:value-type="float">
            <text:p>0.53</text:p>
          </table:table-cell>
          <table:table-cell table:style-name="ce3" office:value-type="float" office:value="3" calcext:value-type="float">
            <text:p>3</text:p>
          </table:table-cell>
          <table:table-cell table:style-name="ce10" table:formula="of:=[.D27]*[.E27]" office:value-type="float" office:value="1.59" calcext:value-type="float">
            <text:p>1.59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JST, XH, B2B, 2 Way, 1 Row, Straight PCB Heade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820-1554</text:p>
          </table:table-cell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2" calcext:value-type="float">
            <text:p>2</text:p>
          </table:table-cell>
          <table:table-cell table:style-name="ce10" table:formula="of:=[.D28]*[.E28]" office:value-type="float" office:value="0.32" calcext:value-type="float">
            <text:p>0.32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olex, Right Angle, Through Hole, Socket Type A USB Connecto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800-6839</text:p>
          </table:table-cell>
          <table:table-cell table:style-name="ce9" office:value-type="float" office:value="1.55" calcext:value-type="float">
            <text:p>1.55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29]*[.E29]" office:value-type="float" office:value="1.55" calcext:value-type="float">
            <text:p>1.55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Molex, Right Angle, SMT, Socket Type Micro AB 2.0 USB Connector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702-5481</text:p>
          </table:table-cell>
          <table:table-cell table:style-name="ce9" office:value-type="float" office:value="0.9" calcext:value-type="float">
            <text:p>0.9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30]*[.E30]" office:value-type="float" office:value="0.9" calcext:value-type="float">
            <text:p>0.9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5V buzzer 12x9.5mm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0.16" calcext:value-type="float">
            <text:p>0.16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31]*[.E31]" office:value-type="float" office:value="0.16" calcext:value-type="float">
            <text:p>0.16</text:p>
          </table:table-cell>
          <table:table-cell table:number-columns-repeated="58"/>
        </table:table-row>
        <table:table-row table:style-name="ro2">
          <table:table-cell table:style-name="ce3" office:value-type="string" calcext:value-type="string">
            <text:p>60R SMD0508</text:p>
          </table:table-cell>
          <table:table-cell table:style-name="ce4" office:value-type="string" calcext:value-type="string">
            <text:p><text:a xlink:href="http://rs-online.com/" xlink:type="simple">rs-online.com</text:a></text:p>
          </table:table-cell>
          <table:table-cell table:style-name="ce8" office:value-type="string" calcext:value-type="string">
            <text:p>717-2130</text:p>
          </table:table-cell>
          <table:table-cell table:style-name="ce9" office:value-type="float" office:value="0.008" calcext:value-type="float">
            <text:p>0.01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32]*[.E32]" office:value-type="float" office:value="0.008" calcext:value-type="float">
            <text:p>0.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Header for the arduino socket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0.1" calcext:value-type="float">
            <text:p>0.10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33]*[.E33]" office:value-type="float" office:value="0.1" calcext:value-type="float">
            <text:p>0.1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Hex pcb spacer 20mm M2.5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0.3" calcext:value-type="float">
            <text:p>0.30</text:p>
          </table:table-cell>
          <table:table-cell table:style-name="ce3" office:value-type="float" office:value="4" calcext:value-type="float">
            <text:p>4</text:p>
          </table:table-cell>
          <table:table-cell table:style-name="ce10" table:formula="of:=[.D34]*[.E34]" office:value-type="float" office:value="1.2" calcext:value-type="float">
            <text:p>1.2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SB C cable 2.4A <text:s/>25cm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2.07" calcext:value-type="float">
            <text:p>2.07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35]*[.E35]" office:value-type="float" office:value="2.07" calcext:value-type="float">
            <text:p>2.07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Gear grease 10g (tube grease for 3d printer)</text:p>
          </table:table-cell>
          <table:table-cell table:style-name="ce3" office:value-type="string" calcext:value-type="string">
            <text:p>Aliexpress</text:p>
          </table:table-cell>
          <table:table-cell table:style-name="ce7"/>
          <table:table-cell table:style-name="ce9" office:value-type="float" office:value="1.63" calcext:value-type="float">
            <text:p>1.63</text:p>
          </table:table-cell>
          <table:table-cell table:style-name="ce3" office:value-type="float" office:value="1" calcext:value-type="float">
            <text:p>1</text:p>
          </table:table-cell>
          <table:table-cell table:style-name="ce10" table:formula="of:=[.D36]*[.E36]" office:value-type="float" office:value="1.63" calcext:value-type="float">
            <text:p>1.63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" office:value-type="string" calcext:value-type="string">
            <text:p>Total (EUR)</text:p>
          </table:table-cell>
          <table:table-cell table:style-name="ce11" table:formula="of:=SUM([.F4:.F36])" office:value-type="float" office:value="278.94" calcext:value-type="float">
            <text:p>278.94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1" table:number-rows-repeated="7">
          <table:table-cell/>
          <table:table-cell table:style-name="ce5"/>
          <table:table-cell table:number-columns-repeated="62"/>
        </table:table-row>
        <table:table-row table:style-name="ro1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1">
          <table:table-cell/>
          <table:table-cell table:style-name="ce6"/>
          <table:table-cell table:number-columns-repeated="62"/>
        </table:table-row>
        <table:table-row table:style-name="ro3" table:number-rows-repeated="104852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4:32:18.9788135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document-statistic meta:table-count="1" meta:cell-count="191" meta:object-count="0"/>
  </office:meta>
</office:document-meta>
</file>